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hidden-and-protected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fo:border="thin solid #000000" style:cell-protect="protected"/>
    </style:style>
    <style:style style:name="ce5" style:family="table-cell" style:parent-style-name="Default" style:data-style-name="N0">
      <style:table-cell-properties fo:border="thin solid #000000" fo:background-color="#FFFF00" style:cell-protect="protected"/>
    </style:style>
    <style:style style:name="ce6" style:family="table-cell" style:parent-style-name="Default" style:data-style-name="N0">
      <style:table-cell-properties fo:border="thin solid #000000" fo:background-color="#C6E0B4" style:cell-protect="protected"/>
    </style:style>
    <style:style style:name="ce7" style:family="table-cell" style:parent-style-name="Default" style:data-style-name="N0">
      <style:table-cell-properties fo:border="thin solid #000000" fo:background-color="#FFFFFF" style:cell-protect="none"/>
    </style:style>
    <style:style style:name="ce8" style:family="table-cell" style:parent-style-name="Default" style:data-style-name="N0">
      <style:table-cell-properties fo:border="thin solid #000000" fo:background-color="#FFFF00" style:cell-protect="none"/>
    </style:style>
    <style:style style:name="ce9" style:family="table-cell" style:parent-style-name="Default" style:data-style-name="N0">
      <style:table-cell-properties fo:border="thin solid #000000" fo:background-color="#FFE699" style:cell-protect="protected"/>
    </style:style>
    <style:style style:name="ce10" style:family="table-cell" style:parent-style-name="Default" style:data-style-name="N0">
      <style:table-cell-properties fo:border="thin solid #000000" fo:background-color="#F8CBAD" style:cell-protect="protected"/>
    </style:style>
    <style:style style:name="ce11" style:family="table-cell" style:parent-style-name="Default" style:data-style-name="N0">
      <style:table-cell-properties fo:border="thin solid #000000" fo:background-color="#92D050" style:cell-protect="protected"/>
    </style:style>
    <style:style style:name="ce12" style:family="table-cell" style:parent-style-name="Default" style:data-style-name="N0">
      <style:table-cell-properties fo:border="thin solid #000000" fo:background-color="#ACB9CA" style:cell-protect="protected"/>
    </style:style>
    <style:style style:name="ce13" style:family="table-cell" style:parent-style-name="Default" style:data-style-name="N36">
      <style:table-cell-properties fo:border="thin solid #000000" fo:background-color="#ACB9CA" style:cell-protect="protected"/>
    </style:style>
    <style:style style:name="ce14" style:family="table-cell" style:parent-style-name="Default" style:data-style-name="N0">
      <style:table-cell-properties fo:border="thin solid #000000" fo:background-color="#5B9BD5" style:cell-protect="protected"/>
    </style:style>
    <style:style style:name="ce15" style:family="table-cell" style:parent-style-name="Default" style:data-style-name="N36">
      <style:table-cell-properties fo:border="thin solid #000000" fo:background-color="#5B9BD5" style:cell-protect="none"/>
    </style:style>
    <style:style style:name="ce16" style:family="table-cell" style:parent-style-name="Default" style:data-style-name="N0">
      <style:table-cell-properties fo:border="thin solid #000000" fo:background-color="#D0CECE" style:cell-protect="protected"/>
    </style:style>
    <style:style style:name="ce17" style:family="table-cell" style:parent-style-name="Default" style:data-style-name="N0">
      <style:table-cell-properties fo:background-color="#AEAAAA" style:cell-protect="protected"/>
    </style:style>
    <style:style style:name="ce18" style:family="table-cell" style:parent-style-name="Default" style:data-style-name="N0">
      <style:table-cell-properties fo:border="thin solid #000000" fo:background-color="#FFD966" style:cell-protect="protected"/>
    </style:style>
    <style:style style:name="ce19" style:family="table-cell" style:parent-style-name="Default" style:data-style-name="N36">
      <style:table-cell-properties style:cell-protect="hidden-and-protected"/>
    </style:style>
    <style:style style:name="ce20" style:family="table-cell" style:parent-style-name="Default" style:data-style-name="N0">
      <style:table-cell-properties style:vertical-align="top" style:cell-protect="protected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top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fo:background-color="#FFFF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fo:background-color="#FF6600"/>
    </style:style>
    <style:style style:name="ce26" style:family="table-cell" style:parent-style-name="Default" style:data-style-name="N0">
      <style:table-cell-properties fo:border="thin solid #000000" fo:background-color="#00CCFF"/>
    </style:style>
    <style:style style:name="ce27" style:family="table-cell" style:parent-style-name="Default" style:data-style-name="N37"/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10.4775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8.2814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788958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2.3547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sumoInstantaneo" table:style-name="ta1" table:protected="tru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office:value-type="string" table:number-columns-spanned="4" table:number-rows-spanned="1" table:style-name="ce20">
            <text:p>Esses são os cálculos reversos, apartir do valor apresentado do mid, com o consumo do motor aquecido em macha lenta.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21">
            <text:p>O Consumo é em litros hora. Com o ajuda de um ociloscópio, mede-se a quantidade de pulsos no período de 1 minuto.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21">
            <text:p>Apenas Referencia Mid e Pulso M estão desprotegida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4">
            <text:p>Referencia MID</text:p>
          </table:table-cell>
          <table:table-cell office:value-type="string" table:style-name="ce5">
            <text:p>Pulso/M de referencia</text:p>
          </table:table-cell>
          <table:table-cell office:value-type="string" table:style-name="ce6">
            <text:p>L/H covertido pra M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float" office:value="1.1000000000000001" table:style-name="ce7">
            <text:p>1,1</text:p>
          </table:table-cell>
          <table:table-cell office:value-type="float" office:value="554" table:style-name="ce8">
            <text:p>554</text:p>
          </table:table-cell>
          <table:table-cell office:value-type="float" office:value="1.8333333333333333E-2" table:formula="of:=([.B6]/60)" table:style-name="ce6">
            <text:p>0,018333333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string" table:style-name="ce9">
            <text:p>Pulso/S</text:p>
          </table:table-cell>
          <table:table-cell office:value-type="string" table:style-name="ce10">
            <text:p>L/H Convertido para S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float" office:value="9.2333333333333325" table:formula="of:=[.C6]/60" table:style-name="ce9">
            <text:p>9,233333333</text:p>
          </table:table-cell>
          <table:table-cell office:value-type="float" office:value="3.0555555555555555E-4" table:formula="of:=[.D6]/60" table:style-name="ce10">
            <text:p>0,000305556</text:p>
          </table:table-cell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string" table:style-name="ce11">
            <text:p>MID macha lenta (Litros)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2" table:style-name="ce3"/>
          <table:table-cell office:value-type="float" office:value="1.1000000000000001" table:formula="of:=(([.C6]*[.C15])/60)*3600" table:style-name="ce11">
            <text:p>1,1</text:p>
          </table:table-cell>
          <table:table-cell table:style-name="ce3"/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12">
            <text:p>Quantidade L por X pulso</text:p>
          </table:table-cell>
          <table:table-cell office:value-type="float" office:value="1" table:style-name="ce12">
            <text:p>1</text:p>
          </table:table-cell>
          <table:table-cell office:value-type="float" office:value="3.3092659446450064E-5" table:formula="of:=([.B15]*[.D9])/[.C9]" table:style-name="ce13">
            <text:p>0,0000330926594464501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4">
            <text:p>Valor a ser usado no código 250ms</text:p>
          </table:table-cell>
          <table:table-cell office:value-type="float" office:value="8.2731648616125159E-6" table:formula="of:=(([.C15]/4))" table:style-name="ce15">
            <text:p>0,00000827316486161252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 table:style-name="ce2"/>
        </table:table-row>
        <table:table-row table:style-name="ro1">
          <table:table-cell table:number-columns-repeated="2" table:style-name="ce3"/>
          <table:table-cell office:value-type="string" table:style-name="ce16">
            <text:p>Pulsos/H</text:p>
          </table:table-cell>
          <table:table-cell office:value-type="string" table:style-name="ce16">
            <text:p>Contra-prova</text:p>
          </table:table-cell>
          <table:table-cell table:number-columns-repeated="16380" table:style-name="ce2"/>
        </table:table-row>
        <table:table-row table:style-name="ro1">
          <table:table-cell table:number-columns-repeated="2" table:style-name="ce3"/>
          <table:table-cell office:value-type="float" office:value="33240" table:formula="of:=(60*[.C6])" table:style-name="ce16">
            <text:p>33240</text:p>
          </table:table-cell>
          <table:table-cell office:value-type="float" office:value="1.1000000000000001" table:formula="of:=[.C19]*[.C15]" table:style-name="ce16">
            <text:p>1,1</text:p>
          </table:table-cell>
          <table:table-cell table:number-columns-repeated="16380" table:style-name="ce2"/>
        </table:table-row>
        <table:table-row table:style-name="ro1">
          <table:table-cell table:number-columns-repeated="4" table:style-name="ce3"/>
          <table:table-cell table:number-columns-repeated="16380" table:style-name="ce2"/>
        </table:table-row>
        <table:table-row table:style-name="ro1">
          <table:table-cell table:style-name="ce3"/>
          <table:table-cell office:value-type="string" table:style-name="ce17">
            <text:p>prova 1</text:p>
          </table:table-cell>
          <table:table-cell office:value-type="float" office:value="1.1000000000000001" table:formula="of:=([.C9]*[.C15])*3600" table:style-name="ce17">
            <text:p>1,1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3"/>
          <table:table-cell office:value-type="string" table:style-name="ce18">
            <text:p>Formula pc de bordo</text:p>
          </table:table-cell>
          <table:table-cell office:value-type="float" office:value="1.1000000000000001" table:formula="of:=(([.C9]*[.B16])*3600)*4" table:style-name="ce18">
            <text:p>1,1</text:p>
          </table:table-cell>
          <table:table-cell table:style-name="ce3"/>
          <table:table-cell table:style-name="ce2"/>
          <table:table-cell table:style-name="ce19"/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3.3092659446450057E-5" table:formula="of:=[.D6]/[.C6]" table:style-name="ce2">
            <text:p>3,30927E-0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.833333333333333E-2" table:formula="of:=[.C6]*[.H34]" table:style-name="ce2">
            <text:p>0,018333333</text:p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.1000000000000001" table:formula="of:=(([.C9]*[.C15])*3600)" table:style-name="ce2">
            <text:p>1,1</text:p>
          </table:table-cell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  <table:table table:name="LeituraOciloscopiopin27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80" table:default-cell-style-name="ce1"/>
        <table:table-row table:style-name="ro1">
          <table:table-cell office:value-type="string" table:number-columns-spanned="4" table:number-rows-spanned="1" table:style-name="ce23">
            <text:p>Leitura Ociloscopio - pino 27 - Pulsos por minut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2">
            <text:p>pulsos</text:p>
          </table:table-cell>
          <table:table-cell office:value-type="string" table:style-name="ce22">
            <text:p>Tempo MS (macha lenta)</text:p>
          </table:table-cell>
          <table:table-cell office:value-type="string" table:style-name="ce22">
            <text:p>segundos</text:p>
          </table:table-cell>
          <table:table-cell office:value-type="string" table:style-name="ce22">
            <text:p>instant_consumption stad</text:p>
          </table:table-cell>
          <table:table-cell table:number-columns-repeated="16380"/>
        </table:table-row>
        <table:table-row table:style-name="ro1">
          <table:table-cell office:value-type="float" office:value="559" table:style-name="ce22">
            <text:p>559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566" table:style-name="ce22">
            <text:p>566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1103" table:style-name="ce22">
            <text:p>1103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545" table:style-name="ce22">
            <text:p>545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1657" table:style-name="ce22">
            <text:p>1657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561" table:style-name="ce22">
            <text:p>561</text:p>
          </table:table-cell>
          <table:table-cell office:value-type="float" office:value="554" table:formula="of:=([.A7]-[.A5])" table:style-name="ce22">
            <text:p>554</text:p>
          </table:table-cell>
          <table:table-cell office:value-type="float" office:value="0.55400000000000005" table:formula="of:=[.B8]/1000" table:style-name="ce22">
            <text:p>0,554</text:p>
          </table:table-cell>
          <table:table-cell table:style-name="ce22"/>
          <table:table-cell table:number-columns-repeated="16380"/>
        </table:table-row>
        <table:table-row table:style-name="ro1">
          <table:table-cell office:value-type="float" office:value="2206" table:style-name="ce22">
            <text:p>2206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552" table:style-name="ce22">
            <text:p>552</text:p>
          </table:table-cell>
          <table:table-cell office:value-type="float" office:value="549" table:formula="of:=([.A9]-[.A7])" table:style-name="ce22">
            <text:p>549</text:p>
          </table:table-cell>
          <table:table-cell office:value-type="float" office:value="0.54900000000000004" table:formula="of:=[.B10]/1000" table:style-name="ce22">
            <text:p>0,549</text:p>
          </table:table-cell>
          <table:table-cell table:style-name="ce22"/>
          <table:table-cell table:number-columns-repeated="16380"/>
        </table:table-row>
        <table:table-row table:style-name="ro1">
          <table:table-cell office:value-type="float" office:value="2755" table:style-name="ce22">
            <text:p>2755</text:p>
          </table:table-cell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float" office:value="551" table:style-name="ce22">
            <text:p>551</text:p>
          </table:table-cell>
          <table:table-cell office:value-type="float" office:value="549" table:formula="of:=([.A11]-[.A9])" table:style-name="ce22">
            <text:p>549</text:p>
          </table:table-cell>
          <table:table-cell office:value-type="float" office:value="0.54900000000000004" table:formula="of:=[.B12]/1000" table:style-name="ce22">
            <text:p>0,549</text:p>
          </table:table-cell>
          <table:table-cell office:value-type="float" office:value="1.3907999981700001" table:formula="of:=(([.B12]*[.D15])/2)" table:style-name="ce22">
            <text:p>1,390799998</text:p>
          </table:table-cell>
          <table:table-cell table:number-columns-repeated="16380"/>
        </table:table-row>
        <table:table-row table:style-name="ro1">
          <table:table-cell table:number-columns-repeated="4" table:style-name="ce22"/>
          <table:table-cell table:number-columns-repeated="16380"/>
        </table:table-row>
        <table:table-row table:style-name="ro1">
          <table:table-cell table:number-columns-repeated="3" table:style-name="ce22"/>
          <table:table-cell office:value-type="string" table:style-name="ce22">
            <text:p>litros em 1 segundo</text:p>
          </table:table-cell>
          <table:table-cell table:number-columns-repeated="16380"/>
        </table:table-row>
        <table:table-row table:style-name="ro1">
          <table:table-cell table:number-columns-repeated="3" table:style-name="ce22"/>
          <table:table-cell office:value-type="float" office:value="5.06666666E-3" table:formula="of:=(0.00506666666)" table:style-name="ce22">
            <text:p>0,005066667</text:p>
          </table:table-cell>
          <table:table-cell table:number-columns-repeated="16380"/>
        </table:table-row>
        <table:table-row table:style-name="ro1">
          <table:table-cell table:number-columns-repeated="2" table:style-name="ce22"/>
          <table:table-cell office:value-type="float" office:value="1.3907999981700001" table:formula="of:=([.B12]*[.D15]/2)" table:style-name="ce22">
            <text:p>1,390799998</text:p>
          </table:table-cell>
          <table:table-cell table:style-name="ce22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ConsumoMédio" table:style-name="ta3">
        <table:table-column table:style-name="co13" table:number-columns-repeated="4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1">
            <text:p>Momento</text:p>
          </table:table-cell>
          <table:table-cell office:value-type="string" table:style-name="ce1">
            <text:p>Velocidade</text:p>
          </table:table-cell>
          <table:table-cell office:value-type="string" table:style-name="ce1">
            <text:p>Consumo</text:p>
          </table:table-cell>
          <table:table-cell office:value-type="string" table:style-name="ce1">
            <text:p>medi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4" table:formula="of:=SUM([.B2:.B11])/[.A11]" table:style-name="ce1">
            <text:p>24</text:p>
          </table:table-cell>
          <table:table-cell office:value-type="float" office:value="9.6" table:formula="of:=SUM([.C2:.C11])/[.A11]" table:style-name="ce1">
            <text:p>9,6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calibração_vss" table:style-name="ta4">
        <table:table-column table:style-name="co9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8" table:default-cell-style-name="ce1"/>
        <table:table-row table:style-name="ro1">
          <table:table-cell office:value-type="string" table:style-name="ce24">
            <text:p>painel</text:p>
          </table:table-cell>
          <table:table-cell office:value-type="string" table:style-name="ce24">
            <text:p>mid</text:p>
          </table:table-cell>
          <table:table-cell office:value-type="string" table:style-name="ce24">
            <text:p>vss</text:p>
          </table:table-cell>
          <table:table-cell office:value-type="string" table:style-name="ce24">
            <text:p>diferenca</text:p>
          </table:table-cell>
          <table:table-cell office:value-type="string" table:style-name="ce24">
            <text:p>em %</text:p>
          </table:table-cell>
          <table:table-cell office:value-type="string" table:style-name="ce24">
            <text:p>proximo vss</text:p>
          </table:table-cell>
          <table:table-cell table:number-columns-repeated="16378" table:style-name="ce1"/>
        </table:table-row>
        <table:table-row table:style-name="ro1">
          <table:table-cell office:value-type="float" office:value="336.5" table:style-name="ce24">
            <text:p>336,5</text:p>
          </table:table-cell>
          <table:table-cell office:value-type="float" office:value="319.10000000000002" table:style-name="ce24">
            <text:p>319,1</text:p>
          </table:table-cell>
          <table:table-cell office:value-type="float" office:value="14972" table:style-name="ce24">
            <text:p>14972</text:p>
          </table:table-cell>
          <table:table-cell office:value-type="float" office:value="17.399999999999977" table:formula="of:=[.A2]-[.B2]" table:style-name="ce24">
            <text:p>17,4</text:p>
          </table:table-cell>
          <table:table-cell office:value-type="float" office:value="-5.1708766716196095" table:formula="of:=((100*[.B2])/[.A2]-100)" table:style-name="ce24">
            <text:p>-5,170876672</text:p>
          </table:table-cell>
          <table:table-cell office:value-type="float" office:value="14197.816344725112" table:formula="of:=(([.C2]*[.E2])/100)+[.C2]" table:style-name="ce24">
            <text:p>14197,81634</text:p>
          </table:table-cell>
          <table:table-cell table:number-columns-repeated="16378" table:style-name="ce1"/>
        </table:table-row>
        <table:table-row table:style-name="ro1">
          <table:table-cell office:value-type="float" office:value="423" table:style-name="ce24">
            <text:p>423</text:p>
          </table:table-cell>
          <table:table-cell office:value-type="float" office:value="400" table:style-name="ce24">
            <text:p>400</text:p>
          </table:table-cell>
          <table:table-cell office:value-type="float" office:value="14972" table:style-name="ce24">
            <text:p>14972</text:p>
          </table:table-cell>
          <table:table-cell office:value-type="float" office:value="23" table:formula="of:=[.A3]-[.B3]" table:style-name="ce24">
            <text:p>23</text:p>
          </table:table-cell>
          <table:table-cell office:value-type="float" office:value="-5.4373522458628827" table:formula="of:=((100*[.B3])/[.A3]-100)" table:style-name="ce24">
            <text:p>-5,437352246</text:p>
          </table:table-cell>
          <table:table-cell office:value-type="float" office:value="14157.91962174941" table:formula="of:=(([.C3]*[.E3])/100)+[.C3]" table:style-name="ce24">
            <text:p>14157,91962</text:p>
          </table:table-cell>
          <table:table-cell table:number-columns-repeated="16378" table:style-name="ce1"/>
        </table:table-row>
        <table:table-row table:style-name="ro1">
          <table:table-cell office:value-type="float" office:value="24.1" table:style-name="ce24">
            <text:p>24,1</text:p>
          </table:table-cell>
          <table:table-cell office:value-type="float" office:value="22.8" table:style-name="ce24">
            <text:p>22,8</text:p>
          </table:table-cell>
          <table:table-cell office:value-type="float" office:value="15112" table:style-name="ce24">
            <text:p>15112</text:p>
          </table:table-cell>
          <table:table-cell office:value-type="float" office:value="1.3000000000000007" table:formula="of:=[.A4]-[.B4]" table:style-name="ce24">
            <text:p>1,3</text:p>
          </table:table-cell>
          <table:table-cell office:value-type="float" office:value="-5.3941908713693039" table:formula="of:=((100*[.B4])/[.A4]-100)" table:style-name="ce24">
            <text:p>-5,394190871</text:p>
          </table:table-cell>
          <table:table-cell office:value-type="float" office:value="14296.829875518672" table:formula="of:=(([.C4]*[.E4])/100)+[.C4]" table:style-name="ce24">
            <text:p>14296,82988</text:p>
          </table:table-cell>
          <table:table-cell table:number-columns-repeated="16378" table:style-name="ce1"/>
        </table:table-row>
        <table:table-row table:style-name="ro1">
          <table:table-cell office:value-type="float" office:value="129.30000000000001" table:style-name="ce25">
            <text:p>129,3</text:p>
          </table:table-cell>
          <table:table-cell office:value-type="float" office:value="132.69999999999999" table:style-name="ce25">
            <text:p>132,7</text:p>
          </table:table-cell>
          <table:table-cell office:value-type="float" office:value="14608" table:style-name="ce25">
            <text:p>14608</text:p>
          </table:table-cell>
          <table:table-cell office:value-type="float" office:value="-3.3999999999999773" table:formula="of:=[.A5]-[.B5]" table:style-name="ce25">
            <text:p>-3,4</text:p>
          </table:table-cell>
          <table:table-cell office:value-type="float" office:value="2.6295436968290602" table:formula="of:=((100*[.B5])/[.A5]-100)" table:style-name="ce25">
            <text:p>2,629543697</text:p>
          </table:table-cell>
          <table:table-cell office:value-type="float" office:value="14223.876256767211" table:formula="of:=(-1*([.C5]*[.E5])/100)+[.C5]" table:style-name="ce24">
            <text:p>14223,87626</text:p>
          </table:table-cell>
          <table:table-cell table:style-name="ce1"/>
          <table:table-cell office:value-type="float" office:value="14659.791729855422" table:formula="of:=1000/(((3.14*0.63)/29))" table:style-name="ce1">
            <text:p>14659,79173</text:p>
          </table:table-cell>
          <table:table-cell table:number-columns-repeated="16376"/>
        </table:table-row>
        <table:table-row table:style-name="ro1">
          <table:table-cell office:value-type="float" office:value="11.3" table:style-name="ce26">
            <text:p>11,3</text:p>
          </table:table-cell>
          <table:table-cell office:value-type="float" office:value="11.7" table:style-name="ce26">
            <text:p>11,7</text:p>
          </table:table-cell>
          <table:table-cell office:value-type="float" office:value="14595" table:style-name="ce26">
            <text:p>14595</text:p>
          </table:table-cell>
          <table:table-cell office:value-type="float" office:value="-0.39999999999999858" table:formula="of:=[.A6]-[.B6]" table:style-name="ce26">
            <text:p>-0,4</text:p>
          </table:table-cell>
          <table:table-cell office:value-type="float" office:value="3.5398230088495524" table:formula="of:=((100*[.B6])/[.A6]-100)" table:style-name="ce26">
            <text:p>3,539823009</text:p>
          </table:table-cell>
          <table:table-cell office:value-type="float" office:value="15111.637168141591" table:formula="of:=(([.C6]*[.E6])/100)+[.C6]" table:style-name="ce24">
            <text:p>15111,63717</text:p>
          </table:table-cell>
          <table:table-cell table:number-columns-repeated="16378" table:style-name="ce1"/>
        </table:table-row>
        <table:table-row table:style-name="ro1">
          <table:table-cell office:value-type="float" office:value="271.7" table:style-name="ce26">
            <text:p>271,7</text:p>
          </table:table-cell>
          <table:table-cell office:value-type="float" office:value="261.89999999999998" table:style-name="ce26">
            <text:p>261,9</text:p>
          </table:table-cell>
          <table:table-cell office:value-type="float" office:value="14964" table:style-name="ce26">
            <text:p>14964</text:p>
          </table:table-cell>
          <table:table-cell office:value-type="float" office:value="9.8000000000000114" table:formula="of:=[.A7]-[.B7]" table:style-name="ce26">
            <text:p>9,8</text:p>
          </table:table-cell>
          <table:table-cell office:value-type="float" office:value="-3.6069193963930957" table:formula="of:=((100*[.B7])/[.A7]-100)" table:style-name="ce26">
            <text:p>-3,606919396</text:p>
          </table:table-cell>
          <table:table-cell office:value-type="float" office:value="14424.260581523737" table:formula="of:=(([.C7]*[.E7])/100)+[.C7]" table:style-name="ce24">
            <text:p>14424,26058</text:p>
          </table:table-cell>
          <table:table-cell table:number-columns-repeated="16378" table:style-name="ce1"/>
        </table:table-row>
        <table:table-row table:style-name="ro1">
          <table:table-cell office:value-type="float" office:value="421" table:style-name="ce26">
            <text:p>421</text:p>
          </table:table-cell>
          <table:table-cell office:value-type="float" office:value="425.02" table:style-name="ce26">
            <text:p>425,02</text:p>
          </table:table-cell>
          <table:table-cell office:value-type="float" office:value="14425" table:style-name="ce26">
            <text:p>14425</text:p>
          </table:table-cell>
          <table:table-cell office:value-type="float" office:value="-4.0199999999999818" table:formula="of:=[.A8]-[.B8]" table:style-name="ce26">
            <text:p>-4,02</text:p>
          </table:table-cell>
          <table:table-cell office:value-type="float" office:value="0.95486935866983913" table:formula="of:=((100*[.B8])/[.A8]-100)" table:style-name="ce26">
            <text:p>0,954869359</text:p>
          </table:table-cell>
          <table:table-cell office:value-type="float" office:value="14562.739904988124" table:formula="of:=(([.C8]*([.E8]))/100)+[.C8]" table:style-name="ce24">
            <text:p>14562,7399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6"/>
          <table:table-cell office:value-type="float" office:value="14459" table:style-name="ce26">
            <text:p>14459</text:p>
          </table:table-cell>
          <table:table-cell table:number-columns-repeated="2" table:style-name="ce26"/>
          <table:table-cell table:style-name="ce24"/>
          <table:table-cell table:number-columns-repeated="16378" table:style-name="ce1"/>
        </table:table-row>
        <table:table-row table:style-name="ro1">
          <table:table-cell table:number-columns-repeated="2" table:style-name="ce26"/>
          <table:table-cell office:value-type="float" office:value="14493" table:style-name="ce26">
            <text:p>14493</text:p>
          </table:table-cell>
          <table:table-cell table:number-columns-repeated="2" table:style-name="ce26"/>
          <table:table-cell table:style-name="ce24"/>
          <table:table-cell table:number-columns-repeated="16378" table:style-name="ce1"/>
        </table:table-row>
        <table:table-row table:style-name="ro1">
          <table:table-cell table:number-columns-repeated="2" table:style-name="ce26"/>
          <table:table-cell office:value-type="float" office:value="14527" table:style-name="ce26">
            <text:p>14527</text:p>
          </table:table-cell>
          <table:table-cell table:number-columns-repeated="2" table:style-name="ce26"/>
          <table:table-cell table:style-name="ce24"/>
          <table:table-cell table:number-columns-repeated="16378" table:style-name="ce1"/>
        </table:table-row>
        <table:table-row table:style-name="ro1">
          <table:table-cell table:number-columns-repeated="2" table:style-name="ce26"/>
          <table:table-cell office:value-type="float" office:value="14563" table:style-name="ce26">
            <text:p>14563</text:p>
          </table:table-cell>
          <table:table-cell table:number-columns-repeated="2" table:style-name="ce26"/>
          <table:table-cell table:style-name="ce24"/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time" office:time-value="PT8H36M38S" table:style-name="ce27">
            <text:p>08:36:38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time" office:time-value="PT13H12M4S" table:style-name="ce27">
            <text:p>13:12:04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time" office:time-value="PT4H35M26S" table:formula="of:=[.D17]-[.D16]" table:style-name="ce27">
            <text:p>04:35:26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time" office:time-value="PT3H24M34S" table:formula="of:=([.E19]-[.D18])" table:style-name="ce27">
            <text:p>03:24:34</text:p>
          </table:table-cell>
          <table:table-cell office:value-type="time" office:time-value="PT8H0M0S" table:style-name="ce27">
            <text:p>08:00:0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time" office:time-value="PT14H12M4S" table:style-name="ce27">
            <text:p>14:12:04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time" office:time-value="PT17H36M38S" table:formula="of:=([.D20]+[.D19])" table:style-name="ce27">
            <text:p>17:36:38</text:p>
          </table:table-cell>
          <table:table-cell table:number-columns-repeated="16380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20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odrigo Germano de Paula</dc:creator>
    <meta:creation-date>2016-10-27T13:50:58Z</meta:creation-date>
    <dc:date>2018-07-29T22:47:50Z</dc:date>
    <meta:editing-cycles>19</meta:editing-cycles>
    <meta:editing-duration>PT50641S</meta:editing-duration>
  </office:meta>
</office:document-meta>
</file>